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558DBAB41244FABC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1.247cm" fo:margin-right="0cm" fo:margin-top="0.051cm" fo:margin-bottom="0cm" style:contextual-spacing="false" fo:line-height="143%" fo:text-align="justify" style:justify-single-word="false" fo:orphans="0" fo:widows="0" fo:text-indent="-0.628cm" style:auto-text-indent="false"/>
    </style:style>
    <style:style style:name="P4" style:family="paragraph" style:parent-style-name="Standard">
      <style:paragraph-properties fo:margin-left="1.24cm" fo:margin-right="0.051cm" fo:margin-top="0.051cm" fo:margin-bottom="0cm" style:contextual-spacing="false" fo:line-height="143%" fo:text-align="justify" style:justify-single-word="false" fo:orphans="0" fo:widows="0" fo:text-indent="-0.616cm" style:auto-text-indent="false"/>
    </style:style>
    <style:style style:name="P5" style:family="paragraph" style:parent-style-name="Standard">
      <style:paragraph-properties fo:margin-left="1.254cm" fo:margin-right="0.012cm" fo:margin-top="0.051cm" fo:margin-bottom="0cm" style:contextual-spacing="false" fo:line-height="143%" fo:text-align="justify" style:justify-single-word="false" fo:orphans="0" fo:widows="0" fo:text-indent="-0.64cm" style:auto-text-indent="false"/>
    </style:style>
    <style:style style:name="P6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P7" style:family="paragraph" style:parent-style-name="Standard" style:list-style-name="WWNum1">
      <style:paragraph-properties fo:margin-left="1.27cm" fo:margin-right="0cm" fo:margin-top="0.318cm" fo:margin-bottom="0cm" style:contextual-spacing="false" fo:line-height="150%" fo:text-align="justify" style:justify-single-word="false" fo:text-indent="-0.635cm" style:auto-text-indent="false" fo:break-before="auto" fo:break-after="auto"/>
    </style:style>
    <style:style style:name="P8" style:family="paragraph" style:parent-style-name="Standard" style:list-style-name="WWNum1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fo:break-before="auto" fo:break-after="auto"/>
    </style:style>
    <style:style style:name="P9" style:family="paragraph" style:parent-style-name="Standard" style:list-style-name="WWNum1">
      <style:paragraph-properties fo:margin-left="2.54cm" fo:margin-right="0cm" fo:margin-top="0cm" fo:margin-bottom="0cm" style:contextual-spacing="false" fo:line-height="150%" fo:text-align="justify" style:justify-single-word="false" fo:text-indent="-0.635cm" style:auto-text-indent="false" fo:break-before="auto" fo:break-after="auto"/>
    </style:style>
    <style:style style:name="P10" style:family="paragraph" style:parent-style-name="Standard" style:list-style-name="WWNum1">
      <style:paragraph-properties fo:margin-left="2.54cm" fo:margin-right="0cm" fo:margin-top="0cm" fo:margin-bottom="0.318cm" style:contextual-spacing="false" fo:line-height="150%" fo:text-align="justify" style:justify-single-word="false" fo:text-indent="-0.635cm" style:auto-text-indent="false" fo:break-before="auto" fo:break-after="auto"/>
    </style:style>
    <style:style style:name="P11" style:family="paragraph" style:parent-style-name="Standard" style:master-page-name="Standard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 style:page-number="1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1.256cm" fo:margin-right="0.037cm" fo:margin-top="1.6cm" fo:margin-bottom="0cm" style:contextual-spacing="false" fo:line-height="143%" fo:text-align="center" style:justify-single-word="false" fo:orphans="0" fo:widows="0" fo:text-indent="-0.616cm" style:auto-text-indent="false"/>
      <style:text-properties fo:color="#333333" loext:opacity="100%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2pt" style:font-size-asian="12pt" style:font-size-complex="12pt"/>
    </style:style>
    <style:style style:name="P15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6pt" fo:font-weight="bold" style:font-size-asian="16pt" style:font-weight-asian="bold" style:font-size-complex="16pt"/>
    </style:style>
    <style:style style:name="P16" style:family="paragraph" style:parent-style-name="Standard" style:list-style-name="WWNum2">
      <style:paragraph-properties fo:margin-left="1.27cm" fo:margin-right="0.055cm" fo:margin-top="0.834cm" fo:margin-bottom="0cm" style:contextual-spacing="false" fo:line-height="143%" fo:text-align="justify" style:justify-single-word="false" fo:orphans="0" fo:widows="0" fo:text-indent="-0.635cm" style:auto-text-indent="false"/>
    </style:style>
    <style:style style:name="T1" style:family="text">
      <style:text-properties fo:color="#333333" loext:opacity="100%" fo:font-size="12pt" fo:font-weight="bold" style:font-size-asian="12pt" style:font-weight-asian="bold" style:font-size-complex="12pt"/>
    </style:style>
    <style:style style:name="T2" style:family="text">
      <style:text-properties fo:color="#333333" loext:opacity="100%"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ISTA DE EXERCÍCIOS 005 - Entregar</text:p>
      <text:p text:style-name="P12">Parte 01</text:p>
      <text:list xml:id="list1854899648" text:style-name="WWNum2">
        <text:list-item>
          <text:p text:style-name="P16"><text:span text:style-name="T1">Classe Bola: </text:span><text:span text:style-name="T2">Crie uma classe que modele uma bola, toda bola contém uma circunferência, cor, marca e velocidade. Após a modelagem, instanciar objetos diferentes no método main para testes. </text:span></text:p>
        </text:list-item>
      </text:list>
      <text:p text:style-name="P3"><text:span text:style-name="T2">2. </text:span><text:span text:style-name="T1">Classe Pessoa: </text:span><text:span text:style-name="T2">Crie uma classe que modele uma pessoa, toda pessoa contém nome, idade, peso e altura. </text:span><text:span text:style-name="T1">No construtor, </text:span><text:span text:style-name="T2">o peso é opcional, com valor default (padrão) zero e os demais atributos são obrigatórios. </text:span></text:p>
      <text:p text:style-name="P4"><text:span text:style-name="T2">3. </text:span><text:span text:style-name="T1">Classe Conta Corrente: </text:span><text:span text:style-name="T2">Crie uma classe para construir uma conta corrente. A classe deve possuir os </text:span><text:span text:style-name="T1">seguintes atributos</text:span><text:span text:style-name="T2">: número da conta, nome do correntista e saldo. </text:span><text:span text:style-name="T1">No construtor, </text:span><text:span text:style-name="T2">o saldo é opcional, com valor default (padrão) zero e os demais atributos são obrigatórios. </text:span></text:p>
      <text:p text:style-name="P5"><text:span text:style-name="T1">4. Classe Carro: </text:span><text:span text:style-name="T2">Crie uma classe para modelar um carro. Todo carro tem quantidade de portas, modelo, marca e potência. </text:span><text:span text:style-name="T1">No construtor, </text:span><text:span text:style-name="T2">a potência é opcional, com valor default (padrão) 2.0 e os demais atributos são obrigatórios. </text:span></text:p>
      <text:p text:style-name="P13"><text:tab/>Parte 02</text:p>
      <text:list xml:id="list4019282948" text:style-name="WWNum1">
        <text:list-item>
          <text:p text:style-name="P7"><text:span text:style-name="T1">Classe Bola: </text:span><text:span text:style-name="T2">Crie uma chamada Jabulani<text:tab/></text:span></text:p>
          <text:list>
            <text:list-item>
              <text:p text:style-name="P9"><text:span text:style-name="T1">Atributos:</text:span><text:span text:style-name="T2"> Cor, circunferência, material</text:span></text:p>
            </text:list-item>
            <text:list-item>
              <text:p text:style-name="P9"><text:span text:style-name="T1">Métodos:</text:span><text:span text:style-name="T2"> trocaCor e </text:span>mostraCor</text:p>
            </text:list-item>
          </text:list>
        </text:list-item>
        <text:list-item>
          <text:p text:style-name="P8"><text:span text:style-name="T1">Classe Quadrado:</text:span><text:span text:style-name="T2"> Crie uma classe que modele um quadrado:</text:span></text:p>
          <text:list>
            <text:list-item>
              <text:p text:style-name="P9"><text:span text:style-name="T1">Atributos:</text:span><text:span text:style-name="T2"> Tamanho do lado</text:span></text:p>
            </text:list-item>
            <text:list-item>
              <text:p text:style-name="P9"><text:span text:style-name="T1">Métodos:</text:span><text:span text:style-name="T2"> Mudar valor do Lado, Retornar valor do Lado e calcular Área;</text:span></text:p>
            </text:list-item>
          </text:list>
        </text:list-item>
        <text:list-item>
          <text:p text:style-name="P8"><text:span text:style-name="T1">Classe Retangulo:</text:span><text:span text:style-name="T2"> Crie uma classe que modele um retângulo:</text:span></text:p>
          <text:list>
            <text:list-item>
              <text:p text:style-name="P9"><text:span text:style-name="T1">Atributos:</text:span><text:span text:style-name="T2"> LadoA, LadoB (ou Comprimento e Largura, ou Base e Altura, a escolher)</text:span></text:p>
            </text:list-item>
            <text:list-item>
              <text:p text:style-name="P9"><text:span text:style-name="T1">Métodos:</text:span><text:span text:style-name="T2"> Mudar valor dos lados, Retornar valor dos lados, calcular Área e calcular Perímetro;</text:span></text:p>
            </text:list-item>
          </text:list>
        </text:list-item>
        <text:list-item>
          <text:p text:style-name="P8"><text:soft-page-break/><text:span text:style-name="T1">Classe Pessoa: </text:span><text:span text:style-name="T2">Crie uma classe que modele uma pessoa:</text:span></text:p>
          <text:list>
            <text:list-item>
              <text:p text:style-name="P9"><text:span text:style-name="T1">Atributos:</text:span><text:span text:style-name="T2"> nome, idade, peso e altura</text:span></text:p>
            </text:list-item>
            <text:list-item>
              <text:p text:style-name="P10"><text:span text:style-name="T1">Métodos:</text:span><text:span text:style-name="T2"> Envelhecer, engordar, emagrecer, crescer. Obs: Por padrão, a cada ano que nossa pessoa envelhece, sendo a idade dela menor que 21 anos, ela deve crescer 0,5 cm.</text:span></text:p>
            </text:list-item>
          </text:list>
        </text:list-item>
      </text:list>
      <text:p text:style-name="P2"/>
      <text:p text:style-name="P15">Como entregar os exercícios:</text:p>
      <text:p text:style-name="P14">Documentar a entrega marcando no classroom e adicionar o link do repositório do GitHub contendo o código do desafio e a descrição do projeto no arquivo Readme.md, ou seja, você irá criar um repositório para essa aula e mandar o link dele, com os exercícios finalizados, via classroo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333333" loext:opacity="100%" fo:font-size="12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fo:color="#333333" loext:opacity="100%" fo:font-size="12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sta de Exercícios - Modelagem de classes<draw:frame draw:style-name="Mfr1" draw:name="image1.png" text:anchor-type="char" svg:x="14.175cm" svg:y="-0.476cm" svg:width="1.732cm" svg:height="1.034cm" draw:z-index="1"><draw:image xlink:href="Pictures/10000001000003E8000002558DBAB41244FABCC3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document-statistic meta:table-count="0" meta:image-count="1" meta:object-count="0" meta:page-count="2" meta:paragraph-count="22" meta:word-count="345" meta:character-count="2082" meta:non-whitespace-character-count="1766"/>
  </office:meta>
</office:document-meta>
</file>